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color="#800000" fo:language="en" fo:country="US"/>
    </style:style>
    <style:style style:name="P2" style:family="paragraph" style:parent-style-name="Standard">
      <style:text-properties fo:language="en" fo:country="US"/>
    </style:style>
    <style:style style:name="P3" style:family="paragraph" style:parent-style-name="Preformatted_20_Text">
      <style:text-properties fo:color="#800000" fo:language="en" fo:country="US"/>
    </style:style>
    <style:style style:name="P4" style:family="paragraph" style:parent-style-name="Title">
      <style:text-properties fo:language="en" fo:country="US"/>
    </style:style>
    <style:style style:name="P5" style:family="paragraph" style:parent-style-name="Standard">
      <style:text-properties fo:language="en" fo:country="US"/>
    </style:style>
    <style:style style:name="T1" style:family="text">
      <style:text-properties fo:color="#800000"/>
    </style:style>
    <style:style style:name="T2" style:family="text">
      <style:text-properties fo:color="#800000" fo:language="en" fo:country="US"/>
    </style:style>
    <style:style style:name="T3" style:family="text">
      <style:text-properties fo:color="#800000" officeooo:rsid="00184264"/>
    </style:style>
    <style:style style:name="T4" style:family="text">
      <style:text-properties style:text-underline-style="solid" style:text-underline-width="auto" style:text-underline-color="font-color"/>
    </style:style>
    <style:style style:name="T5" style:family="text">
      <style:text-properties fo:font-weight="bold"/>
    </style:style>
    <style:style style:name="T6" style:family="text">
      <style:text-properties fo:language="en" fo:country="US"/>
    </style:style>
    <style:style style:name="T7" style:family="text">
      <style:text-properties fo:language="en" fo:country="US" fo:font-weight="bold"/>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Response to reviews</text:p>
      <text:p text:style-name="Standard"><text:span text:style-name="T6"><text:line-break/></text:span><text:span text:style-name="T7">Overall Evaluation:</text:span><text:span text:style-name="T6"><text:line-break/>Reviewer 1: Excellent and exciting</text:span></text:p>
      <text:p text:style-name="Standard"/>
      <text:p text:style-name="Standard"><text:span text:style-name="T2">We thank the Reviewer for his/her time and his/her kind and encouraging comments on our work.</text:span><text:span text:style-name="T6"><text:line-break/><text:line-break/>This paper reports the observation of a dynamic wrinkling instability that is caused by the swelling of a thin gel sheet that is caused by the changing the pH of the surrounding medium. The real novelty here lies in the fact that the wrinkling pattern that results from this swelling seems to be determined dynamically, by the rate at which swelling occurs. This has not, to my knowledge been observed, but has been predicted theoretically in a much simpler model problem by Huang and co-workers (ref 21 but also Phys Rev E, 74 026214 (2006)). While the chemistry that leads to swelling and hence wrinkling is very complex and specialized to this particular case, the generic phenomenology may prove to be more generic once understood in this case.<text:line-break/><text:line-break/>Generally, the authors present a reasonably compelling case for the wrinkling pattern being determined by flow in the system. However, I was slightly confused about why the prefactors in figure 6 are all off by around 1/3 - shouldn't they all have unity prefactor? As far as I could tell, the authors do not comment on this issue but they must at least suggest some reason why this problem has arisen. My guess would have been that there is some error in the measurement of the viscosity of the buffer, but the authors claim to have controlled this carefully. Alternatively, perhaps it is because the effect of gravity is not completely negligible: The gravity stress is actually around 1/3 of the flow induced stress (according to the bottom of page 6) so would decrease the observed wavelength slightly, though not much once the fourth power is taken.</text:span></text:p>
      <text:p text:style-name="P2"/>
      <text:p text:style-name="P2"/>
      <text:p text:style-name="P1">The referee is correct: in figure 6 the scaling is right but the prefactor is lower than the expected value. We should definitely mention this in our paper. The referee suggests that this might be due to gravity. This is very unlikely since if gravity was to play a role it would affect the scaling, not only the prefactor. We rather suggest that this discrepancy comes from the fact that our model is two-dimensional (uniaxial compression) whereas our system is three-dimensional (biaxial compression). Since our system is isotropic in the horizontal plane, this does not change the scaling but it could account for a dimensional factor, of ~0.65-0.7. We added this discussion to the text.</text:p>
      <text:p text:style-name="P2"><text:line-break/><text:line-break/>I also have some relatively minor comments. Addressing these would, I think, make the paper read more easily.<text:line-break/><text:line-break/>1. The term "synæresis" was unfamiliar to me and google searches were no help until I tried "syneresis". Perhaps it would be helpful to replace the "æ" with "e" to facilitate this?</text:p>
      <text:p text:style-name="P2"/>
      <text:p text:style-name="P2"><text:span text:style-name="T1">We checked that both spellings are correct. We agree to use syneresis without the "æ" and adapted the text throughout.</text:span><text:line-break/><text:line-break/>2. I was a little confused about the precise mechanism through which the gel layer swells. Why does the redissolution of caseins beyond the isoelectric point lead to swelling? Can the loosening of the strands really be enough to cause the swelling that is then enough to cause buckling (naively I would expect that such a weak structure of fibres would pack the fibres rather than buckle out of plane).</text:p>
      <text:p text:style-name="P2"><text:soft-page-break/></text:p>
      <text:p text:style-name="P2"><text:span text:style-name="T1">Indeed, the redissolution in itself only plays a minor role in the swelling. The loosening of the network comes from the change of interactions between the caseins. Beyond the isoelectric point, caseins are charged and repel each other, leading to a swelling at every scale: proteins are farther from each other, the strands become larger and longer and the gel sheet swells, as observed in video 5. We added explicitly this discussion to the text.</text:span></text:p>
      <text:p text:style-name="P1">Furthermore, we can compare the <text:s/>stress induced by swelling sigma_s to the minimal stress to observe buckling sigma_parallel. We estimate sigma_s = E*gamma where gamma is the strain induced by swelling and E=2(1+nu)G'_max is the Young modulus. From the data in figure 2b (sample c), shortly after buckling the swelling strain is already gamma = 0.08 relative to the minimal volume. This leads to sigma_s = 240 Pa. On the other hand, combining equations (19) and (20) we obtain <text:s/>sigma_parallel = h/H * B * (24/Upsilon)^(1/3) ~ 9 Pa. Therefore, the stress induced by swelling is indeed sufficient to cause buckling.</text:p>
      <text:p text:style-name="P1"/>
      <text:p text:style-name="P2">3. The form of equation (1) is quite unusual in several respects. Firstly, B is usually used to refer to the bending stiffness, i.e. B ~ Eh3, rather than B being the modified Young modulus. This is likely to confuse the reader and is especially odd given that eqn (12) of the SI does not use B in this way. (I understand that the aim is probably to make it clearer that this depends on the thickness of the beam, but this could be achieved in other ways.)</text:p>
      <text:p text:style-name="P2"/>
      <text:p text:style-name="P2"><text:span text:style-name="T1">Indeed we use the letter B in the way of Biot, not including h^3. This notation has the advantage of having the dimension of a modulus (Pascals) rather than an energy. We use the same definition in the main text (Equation 1) and in the supplementary (Equation 12). Thus we decided to keep our definition of B, unless the referee has a better explicit suggestion.</text:span></text:p>
      <text:p text:style-name="P2"/>
      <text:p text:style-name="P2">Secondly, it is not really the restoring force that should appear in (1) but the foundation stiffness, K, see for example eqn (6) of ref. [5]. Again using sigma/A in eqn (1), rather than K is a little confusing to readers in this area and, crucially, is only correct for a foundation whose response is linear in A.</text:p>
      <text:p text:style-name="P1"/>
      <text:p text:style-name="P2"><text:span text:style-name="T1">In the text, we have written explicitly that we assumed small deformation, i.e. linear regime of the gel and lubrication approximation for the viscous layer, so that it is correct to use sigma/A in Equation (1). Furthermore, in the Darcy case the foundation/substrate is effective, thus using K is much more abstract than the stress coming from a Darcy law. So we decided to keep our <text:s/>notations consistent in both Darcy and Poiseuille cases.</text:span></text:p>
      <text:p text:style-name="P2"><text:span text:style-name="T1">To address the reviewer's comment, we have mentioned in the text the equivalence between Poiseuille model and an effective foundation approach:</text:span></text:p>
      <text:p text:style-name="P3">where we <text:span text:style-name="T4">recognize</text:span> the scaling for the wrinkles of an elastic film on a thin ($H\ll\lambda$) elastic substrate~\cite{<text:span text:style-name="T4">Cerda2003</text:span>} where $\Upsilon$ would be the ratio between the <text:span text:style-name="T4">flexural</text:span> modulus of the film and that of the substrate.</text:p>
      <text:p text:style-name="P2"/>
      <text:p text:style-name="P2">4. Recently, there has been a great deal of work to try and understand the properties of static wrinkle patterns in very thin films. This paper does not really refer to this body of work but probably should; this work really started off with the observations of Huang et al., Science, 317, 650 (2007) with later theoretical understanding provided by, for example, Davidovitch et al., Proc. Natl. Acad. Sci. 108, 18227 (2011), Phys. Rev. E 85 066115 (2012).</text:p>
      <text:p text:style-name="P2"/>
      <text:p text:style-name="P2"><text:span text:style-name="T1">We have added these citations </text:span><text:span text:style-name="T3">wherever</text:span><text:span text:style-name="T1"> relevant.</text:span><text:line-break/><text:line-break/>5. There are several positions in the text where the writing/English is pretty unclear. For example "the bump amplitude grows larger saturates on the top and bottom wall" and " the gel still not wrinkles". This should be tidied up before resubmitting to Science Advances or another journal.</text:p>
      <text:p text:style-name="P2"/>
      <text:p text:style-name="P2"><text:soft-page-break/><text:span text:style-name="T1">We fixed these sentences as well as other minor issues with the English.</text:span><text:line-break/><text:line-break/><text:line-break/><text:span text:style-name="T5">Overall Evaluation:</text:span><text:line-break/>Reviewer 2: Excellent and exciting<text:line-break/><text:line-break/><text:span text:style-name="T5">Is there any data/text that should be moved to supplementary materials? Is the supplementary material integral to the paper?</text:span> <text:line-break/><text:line-break/>Reviewer 2: no comment<text:line-break/><text:line-break/>Wrinkling of thin films/surfaces is an exciting means of tailoring texture and structure, and for determining the physic-chemical parameters that characterize the thin films. In this research, the authors identify in experiment a new mechanism for wrinkled thin films comprised of porous protein (casein) gels which expel solvent or swell with solvent depending upon pH.The wrinkling occurs with well define wavelengths which are frozen until a second and third cascade of sub structures form-all without coarsening. The authors argue convincingly that their system differs in stress field that induces wrinkling from previously observed cases by undertaking careful experiments which preclude the usual factors including uniaxial extension, adhesion, etc. They propose theory and experiment that the wrinkling that transverse strain owing across the films is provided by either flow through the porous matrix or by pressure drops associated with lubrication flows in appropriate regimes of gap height to film perturbation. Given the tremendous impact of wrinkling studies in terms of the fundamental insight they provide and the opportunities to manipulate system structure, I find this work to be impactful worthy of publication. It is well written and can be essentially published without modification. (I did not check the videos- this should be done.)</text:p>
      <text:p text:style-name="P2"/>
      <text:p text:style-name="P1">We thank the Reviewer for his/her time and his/her kind and encouraging comments on our wor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thieu Leocmach</meta:initial-creator>
    <meta:creation-date>2015-07-17T13:04:03.039273840</meta:creation-date>
    <meta:printed-by>Mathieu Leocmach</meta:printed-by>
    <meta:print-date>2015-07-17T13:04:22.493017125</meta:print-date>
    <dc:date>2015-07-22T09:58:57.839093020</dc:date>
    <dc:creator>Mathieu Leocmach</dc:creator>
    <meta:editing-duration>PT35M23S</meta:editing-duration>
    <meta:editing-cycles>15</meta:editing-cycles>
    <meta:generator>LibreOffice/4.2.8.2$Linux_X86_64 LibreOffice_project/420m0$Build-2</meta:generator>
    <meta:document-statistic meta:table-count="0" meta:image-count="0" meta:object-count="0" meta:page-count="3" meta:paragraph-count="18" meta:word-count="1468" meta:character-count="8811" meta:non-whitespace-character-count="7344"/>
  </office:meta>
</office:document-meta>
</file>